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87CE10DD.png" manifest:media-type="image/png"/>
  <manifest:file-entry manifest:full-path="Pictures/100002010000020000000200070F88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rplanes in the Night Sky" svg:font-family="'Airplanes in the Night Sky'" style:font-pitch="variable"/>
    <style:font-face style:name="Aquatico" svg:font-family="Aquatico" style:font-pitch="variable"/>
    <style:font-face style:name="Button Shield Personal Use Only" svg:font-family="'Button Shield Personal Use Only'" style:font-pitch="variable"/>
    <style:font-face style:name="Lato" svg:font-family="Lato" style:font-pitch="variable"/>
    <style:font-face style:name="Lucy Black" svg:font-family="'Luc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liciously Sans" svg:font-family="'Deliciously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15cm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6666" style:font-name="Deliciously Sans" fo:font-size="200pt" style:font-size-asian="200pt" style:font-size-complex="200pt"/>
    </style:style>
    <style:style style:name="P3" style:family="paragraph">
      <style:text-properties style:font-name="Lato" fo:font-size="33pt" style:font-size-asian="33pt" style:font-size-complex="33pt"/>
    </style:style>
    <style:style style:name="T1" style:family="text">
      <style:text-properties fo:color="#006666" style:font-name="Deliciously Sans" fo:font-size="200pt" style:font-size-asian="200pt" style:font-size-complex="200pt"/>
    </style:style>
    <style:style style:name="T2" style:family="text">
      <style:text-properties style:font-name="Lato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4.9cm" svg:height="22.89cm" svg:x="2.5cm" svg:y="10.21cm">
          <draw:image xlink:href="Pictures/100002010000020000000200070F88B0.png" xlink:type="simple" xlink:show="embed" xlink:actuate="onLoad">
            <text:p/>
          </draw:image>
        </draw:frame>
        <draw:frame draw:style-name="gr2" draw:text-style-name="P2" draw:layer="layout" svg:width="10.2cm" svg:height="6.614cm" svg:x="5cm" svg:y="8.91cm">
          <draw:text-box>
            <text:p text:style-name="P2"><text:span text:style-name="T1">All</text:span></text:p>
          </draw:text-box>
        </draw:frame>
        <draw:frame draw:style-name="gr2" draw:text-style-name="P2" draw:layer="layout" svg:width="9.6cm" svg:height="6.614cm" svg:x="16.9cm" svg:y="9.31cm">
          <draw:text-box>
            <text:p text:style-name="P2"><text:span text:style-name="T1">One</text:span></text:p>
          </draw:text-box>
        </draw:frame>
        <draw:frame draw:style-name="gr1" draw:text-style-name="P1" draw:layer="layout" svg:width="8.145cm" svg:height="9.64cm" draw:transform="rotate (-3.140894521889) translate (19cm 17.24cm)">
          <draw:image xlink:href="Pictures/10000201000003E8000003E887CE10DD.png" xlink:type="simple" xlink:show="embed" xlink:actuate="onLoad">
            <text:p/>
          </draw:image>
        </draw:frame>
        <draw:frame draw:style-name="gr3" draw:text-style-name="P3" draw:layer="layout" svg:width="2.1cm" svg:height="1.652cm" svg:x="14cm" svg:y="9cm">
          <draw:text-box>
            <text:p text:style-name="P3"><text:span text:style-name="T2">IN</text:span></text:p>
          </draw:text-box>
        </draw:frame>
        <draw:line draw:style-name="gr4" draw:text-style-name="P1" draw:layer="layout" svg:x1="2.1cm" svg:y1="7.8cm" svg:x2="27.9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irplanes in the Night Sky" svg:font-family="'Airplanes in the Night Sky'" style:font-pitch="variable"/>
    <style:font-face style:name="Aquatico" svg:font-family="Aquatico" style:font-pitch="variable"/>
    <style:font-face style:name="Button Shield Personal Use Only" svg:font-family="'Button Shield Personal Use Only'" style:font-pitch="variable"/>
    <style:font-face style:name="Lato" svg:font-family="Lato" style:font-pitch="variable"/>
    <style:font-face style:name="Lucy Black" svg:font-family="'Luc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liciously Sans" svg:font-family="'Deliciously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9:27:20.178787260</meta:creation-date>
    <dc:date>2019-07-11T19:53:10.679011277</dc:date>
    <meta:editing-duration>PT10M28S</meta:editing-duration>
    <meta:editing-cycles>1</meta:editing-cycles>
    <meta:document-statistic meta:object-count="6"/>
    <meta:generator>LibreOffice/4.2.8.2$Linux_X86_64 LibreOffice_project/420m0$Build-2</meta:generator>
  </office:meta>
</office:document-meta>
</file>